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Locale( HttpServletRequest request , @ Nullable HttpServletResponse response , @ Nullable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Locale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